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69.99pt"/>
    </style:style>
    <style:style style:name="co4" style:family="table-column">
      <style:table-column-properties fo:break-before="auto" style:column-width="9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2" table:default-cell-style-name="ce3"/>
        <table:table-column table:style-name="co1" table:number-columns-repeated="1011" table:default-cell-style-name="ce2"/>
        <table:table-row table:style-name="ro1">
          <table:table-cell table:formula="of:=RAND()" office:value-type="float" office:value="0.541046809367837" calcext:value-type="float">
            <text:p>0,541046809367837</text:p>
          </table:table-cell>
          <table:table-cell table:formula="of:=ROUND([.A$1:.A$1048576];9)" office:value-type="float" office:value="0.541046809" calcext:value-type="float">
            <text:p>0,54104680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1]*[.B1]" office:value-type="float" office:value="0.541046809" calcext:value-type="float">
            <text:p>0,541046809</text:p>
          </table:table-cell>
          <table:table-cell table:number-columns-repeated="2"/>
          <table:table-cell table:formula="of:=RAND()" office:value-type="float" office:value="0.738649324309808" calcext:value-type="float">
            <text:p>0,738649324309808</text:p>
          </table:table-cell>
          <table:table-cell table:formula="of:=ROUND([.G$1:.G$1048576];9)" office:value-type="float" office:value="0.738649324" calcext:value-type="float">
            <text:p>0,738649324</text:p>
          </table:table-cell>
          <table:table-cell office:value-type="float" office:value="1" calcext:value-type="float">
            <text:p>1</text:p>
          </table:table-cell>
          <table:table-cell table:formula="of:=[.I1]*[.H1]" office:value-type="float" office:value="0.738649324" calcext:value-type="float">
            <text:p>0,738649324</text:p>
          </table:table-cell>
          <table:table-cell table:number-columns-repeated="2"/>
          <table:table-cell table:style-name="ce2" table:formula="of:=[.D1]+[.J1]" office:value-type="float" office:value="1.279696133" calcext:value-type="float">
            <text:p>1,279696133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583783879033305" calcext:value-type="float">
            <text:p>0,583783879033305</text:p>
          </table:table-cell>
          <table:table-cell table:formula="of:=ROUND([.A$1:.A$1048576];8)" office:value-type="float" office:value="0.58378388" calcext:value-type="float">
            <text:p>0,5837838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C2]*[.B2]" office:value-type="float" office:value="583.78388" calcext:value-type="float">
            <text:p>583,78388</text:p>
          </table:table-cell>
          <table:table-cell table:number-columns-repeated="2"/>
          <table:table-cell table:formula="of:=RAND()" office:value-type="float" office:value="0.274451618973203" calcext:value-type="float">
            <text:p>0,274451618973203</text:p>
          </table:table-cell>
          <table:table-cell table:formula="of:=ROUND([.G$1:.G$1048576];8)" office:value-type="float" office:value="0.27445162" calcext:value-type="float">
            <text:p>0,27445162</text:p>
          </table:table-cell>
          <table:table-cell office:value-type="float" office:value="1000" calcext:value-type="float">
            <text:p>1000</text:p>
          </table:table-cell>
          <table:table-cell table:formula="of:=[.I2]*[.H2]" office:value-type="float" office:value="274.45162" calcext:value-type="float">
            <text:p>274,45162</text:p>
          </table:table-cell>
          <table:table-cell table:number-columns-repeated="2"/>
          <table:table-cell table:style-name="ce2" table:formula="of:=[.D2]+[.J2]" office:value-type="float" office:value="858.2355" calcext:value-type="float">
            <text:p>858,2355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685200279783075" calcext:value-type="float">
            <text:p>0,685200279783075</text:p>
          </table:table-cell>
          <table:table-cell table:formula="of:=ROUND([.A$1:.A$1048576];7)" office:value-type="float" office:value="0.6852003" calcext:value-type="float">
            <text:p>0,6852003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table:formula="of:=[.C3]*[.B3]" office:value-type="float" office:value="685200.3" calcext:value-type="float">
            <text:p>685200,3</text:p>
          </table:table-cell>
          <table:table-cell table:number-columns-repeated="2"/>
          <table:table-cell table:formula="of:=RAND()" office:value-type="float" office:value="0.0696487197875553" calcext:value-type="float">
            <text:p>0,069648719787555</text:p>
          </table:table-cell>
          <table:table-cell table:formula="of:=ROUND([.G$1:.G$1048576];7)" office:value-type="float" office:value="0.0696487" calcext:value-type="float">
            <text:p>0,0696487</text:p>
          </table:table-cell>
          <table:table-cell office:value-type="float" office:value="1000000" calcext:value-type="float">
            <text:p>1000000</text:p>
          </table:table-cell>
          <table:table-cell table:formula="of:=[.I3]*[.H3]" office:value-type="float" office:value="69648.7" calcext:value-type="float">
            <text:p>69648,7</text:p>
          </table:table-cell>
          <table:table-cell table:number-columns-repeated="2"/>
          <table:table-cell table:style-name="ce2" table:formula="of:=[.D3]+[.J3]" office:value-type="float" office:value="754849" calcext:value-type="float">
            <text:p>754849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874556304088221" calcext:value-type="float">
            <text:p>0,874556304088221</text:p>
          </table:table-cell>
          <table:table-cell table:formula="of:=ROUND([.A$1:.A$1048576];6)" office:value-type="float" office:value="0.874556" calcext:value-type="float">
            <text:p>0,87455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table:formula="of:=[.C4]*[.B4]" office:value-type="float" office:value="0.000874556" calcext:value-type="float">
            <text:p>0,000874556</text:p>
          </table:table-cell>
          <table:table-cell table:number-columns-repeated="2"/>
          <table:table-cell table:formula="of:=RAND()" office:value-type="float" office:value="0.580625226745816" calcext:value-type="float">
            <text:p>0,580625226745816</text:p>
          </table:table-cell>
          <table:table-cell table:formula="of:=ROUND([.G$1:.G$1048576];6)" office:value-type="float" office:value="0.580625" calcext:value-type="float">
            <text:p>0,580625</text:p>
          </table:table-cell>
          <table:table-cell office:value-type="float" office:value="0.001" calcext:value-type="float">
            <text:p>0,001</text:p>
          </table:table-cell>
          <table:table-cell table:formula="of:=[.I4]*[.H4]" office:value-type="float" office:value="0.000580625" calcext:value-type="float">
            <text:p>0,000580625</text:p>
          </table:table-cell>
          <table:table-cell table:number-columns-repeated="2"/>
          <table:table-cell table:style-name="ce2" table:formula="of:=[.D4]+[.J4]" office:value-type="float" office:value="0.001455181" calcext:value-type="float">
            <text:p>0,001455181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580980948363839" calcext:value-type="float">
            <text:p>0,580980948363839</text:p>
          </table:table-cell>
          <table:table-cell table:formula="of:=ROUND([.A$1:.A$1048576];5)" office:value-type="float" office:value="0.58098" calcext:value-type="float">
            <text:p>0,5809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5]*[.B5]" office:value-type="float" office:value="1.16196" calcext:value-type="float">
            <text:p>1,16196</text:p>
          </table:table-cell>
          <table:table-cell table:number-columns-repeated="2"/>
          <table:table-cell table:formula="of:=RAND()" office:value-type="float" office:value="0.0178194606912196" calcext:value-type="float">
            <text:p>0,01781946069122</text:p>
          </table:table-cell>
          <table:table-cell table:formula="of:=ROUND([.G$1:.G$1048576];5)" office:value-type="float" office:value="0.01782" calcext:value-type="float">
            <text:p>0,01782</text:p>
          </table:table-cell>
          <table:table-cell office:value-type="float" office:value="2" calcext:value-type="float">
            <text:p>2</text:p>
          </table:table-cell>
          <table:table-cell table:formula="of:=[.I5]*[.H5]" office:value-type="float" office:value="0.03564" calcext:value-type="float">
            <text:p>0,03564</text:p>
          </table:table-cell>
          <table:table-cell table:number-columns-repeated="2"/>
          <table:table-cell table:style-name="ce2" table:formula="of:=[.D5]+[.J5]" office:value-type="float" office:value="1.1976" calcext:value-type="float">
            <text:p>1,1976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815167000415066" calcext:value-type="float">
            <text:p>0,815167000415066</text:p>
          </table:table-cell>
          <table:table-cell table:formula="of:=ROUND([.A$1:.A$1048576];4)" office:value-type="float" office:value="0.8152" calcext:value-type="float">
            <text:p>0,8152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table:formula="of:=[.C6]*[.B6]" office:value-type="float" office:value="816.0152" calcext:value-type="float">
            <text:p>816,0152</text:p>
          </table:table-cell>
          <table:table-cell table:number-columns-repeated="2"/>
          <table:table-cell table:formula="of:=RAND()" office:value-type="float" office:value="0.894604893705707" calcext:value-type="float">
            <text:p>0,894604893705707</text:p>
          </table:table-cell>
          <table:table-cell table:formula="of:=ROUND([.G$1:.G$1048576];4)" office:value-type="float" office:value="0.8946" calcext:value-type="float">
            <text:p>0,8946</text:p>
          </table:table-cell>
          <table:table-cell office:value-type="float" office:value="1001" calcext:value-type="float">
            <text:p>1001</text:p>
          </table:table-cell>
          <table:table-cell table:formula="of:=[.I6]*[.H6]" office:value-type="float" office:value="895.4946" calcext:value-type="float">
            <text:p>895,4946</text:p>
          </table:table-cell>
          <table:table-cell table:number-columns-repeated="2"/>
          <table:table-cell table:style-name="ce2" table:formula="of:=[.D6]+[.J6]" office:value-type="float" office:value="1711.5098" calcext:value-type="float">
            <text:p>1711,5098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242908117143384" calcext:value-type="float">
            <text:p>0,242908117143384</text:p>
          </table:table-cell>
          <table:table-cell table:formula="of:=ROUND([.A$1:.A$1048576];3)" office:value-type="float" office:value="0.243" calcext:value-type="float">
            <text:p>0,243</text:p>
          </table:table-cell>
          <table:table-cell table:style-name="ce2" office:value-type="float" office:value="1000001" calcext:value-type="float">
            <text:p>1000001</text:p>
          </table:table-cell>
          <table:table-cell table:style-name="ce2" table:formula="of:=[.C7]*[.B7]" office:value-type="float" office:value="243000.243" calcext:value-type="float">
            <text:p>243000,243</text:p>
          </table:table-cell>
          <table:table-cell table:number-columns-repeated="2"/>
          <table:table-cell table:formula="of:=RAND()" office:value-type="float" office:value="0.78210066376731" calcext:value-type="float">
            <text:p>0,78210066376731</text:p>
          </table:table-cell>
          <table:table-cell table:formula="of:=ROUND([.G$1:.G$1048576];3)" office:value-type="float" office:value="0.782" calcext:value-type="float">
            <text:p>0,782</text:p>
          </table:table-cell>
          <table:table-cell office:value-type="float" office:value="1000001" calcext:value-type="float">
            <text:p>1000001</text:p>
          </table:table-cell>
          <table:table-cell table:formula="of:=[.I7]*[.H7]" office:value-type="float" office:value="782000.782" calcext:value-type="float">
            <text:p>782000,782</text:p>
          </table:table-cell>
          <table:table-cell table:number-columns-repeated="2"/>
          <table:table-cell table:style-name="ce2" table:formula="of:=[.D7]+[.J7]" office:value-type="float" office:value="1025001.025" calcext:value-type="float">
            <text:p>1025001,025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531715777227962" calcext:value-type="float">
            <text:p>0,531715777227962</text:p>
          </table:table-cell>
          <table:table-cell table:formula="of:=ROUND([.A$1:.A$1048576];2)" office:value-type="float" office:value="0.53" calcext:value-type="float">
            <text:p>0,53</text:p>
          </table:table-cell>
          <table:table-cell table:style-name="ce2" office:value-type="float" office:value="1.001" calcext:value-type="float">
            <text:p>1,001</text:p>
          </table:table-cell>
          <table:table-cell table:style-name="ce2" table:formula="of:=[.C8]*[.B8]" office:value-type="float" office:value="0.53053" calcext:value-type="float">
            <text:p>0,53053</text:p>
          </table:table-cell>
          <table:table-cell table:number-columns-repeated="2"/>
          <table:table-cell table:formula="of:=RAND()" office:value-type="float" office:value="0.419942591042757" calcext:value-type="float">
            <text:p>0,419942591042757</text:p>
          </table:table-cell>
          <table:table-cell table:formula="of:=ROUND([.G$1:.G$1048576];2)" office:value-type="float" office:value="0.42" calcext:value-type="float">
            <text:p>0,42</text:p>
          </table:table-cell>
          <table:table-cell office:value-type="float" office:value="1.001" calcext:value-type="float">
            <text:p>1,001</text:p>
          </table:table-cell>
          <table:table-cell table:formula="of:=[.I8]*[.H8]" office:value-type="float" office:value="0.42042" calcext:value-type="float">
            <text:p>0,42042</text:p>
          </table:table-cell>
          <table:table-cell table:number-columns-repeated="2"/>
          <table:table-cell table:style-name="ce2" table:formula="of:=[.D8]+[.J8]" office:value-type="float" office:value="0.95095" calcext:value-type="float">
            <text:p>0,95095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234842434994306" calcext:value-type="float">
            <text:p>0,234842434994306</text:p>
          </table:table-cell>
          <table:table-cell table:formula="of:=ROUND([.A$1:.A$1048576];3)" office:value-type="float" office:value="0.235" calcext:value-type="float">
            <text:p>0,23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9]*[.B9]" office:value-type="float" office:value="0.705" calcext:value-type="float">
            <text:p>0,705</text:p>
          </table:table-cell>
          <table:table-cell table:number-columns-repeated="2"/>
          <table:table-cell table:formula="of:=RAND()" office:value-type="float" office:value="0.415272959231923" calcext:value-type="float">
            <text:p>0,415272959231923</text:p>
          </table:table-cell>
          <table:table-cell table:formula="of:=ROUND([.G$1:.G$1048576];3)" office:value-type="float" office:value="0.415" calcext:value-type="float">
            <text:p>0,415</text:p>
          </table:table-cell>
          <table:table-cell office:value-type="float" office:value="3" calcext:value-type="float">
            <text:p>3</text:p>
          </table:table-cell>
          <table:table-cell table:formula="of:=[.I9]*[.H9]" office:value-type="float" office:value="1.245" calcext:value-type="float">
            <text:p>1,245</text:p>
          </table:table-cell>
          <table:table-cell table:number-columns-repeated="2"/>
          <table:table-cell table:style-name="ce2" table:formula="of:=[.D9]+[.J9]" office:value-type="float" office:value="1.95" calcext:value-type="float">
            <text:p>1,95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960728946068059" calcext:value-type="float">
            <text:p>0,960728946068059</text:p>
          </table:table-cell>
          <table:table-cell table:formula="of:=ROUND([.A$1:.A$1048576];4)" office:value-type="float" office:value="0.9607" calcext:value-type="float">
            <text:p>0,9607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table:formula="of:=[.C10]*[.B10]" office:value-type="float" office:value="962.6214" calcext:value-type="float">
            <text:p>962,6214</text:p>
          </table:table-cell>
          <table:table-cell table:number-columns-repeated="2"/>
          <table:table-cell table:formula="of:=RAND()" office:value-type="float" office:value="0.670206267171993" calcext:value-type="float">
            <text:p>0,670206267171993</text:p>
          </table:table-cell>
          <table:table-cell table:formula="of:=ROUND([.G$1:.G$1048576];4)" office:value-type="float" office:value="0.6702" calcext:value-type="float">
            <text:p>0,6702</text:p>
          </table:table-cell>
          <table:table-cell office:value-type="float" office:value="1002" calcext:value-type="float">
            <text:p>1002</text:p>
          </table:table-cell>
          <table:table-cell table:formula="of:=[.I10]*[.H10]" office:value-type="float" office:value="671.5404" calcext:value-type="float">
            <text:p>671,5404</text:p>
          </table:table-cell>
          <table:table-cell table:number-columns-repeated="2"/>
          <table:table-cell table:style-name="ce2" table:formula="of:=[.D10]+[.J10]" office:value-type="float" office:value="1634.1618" calcext:value-type="float">
            <text:p>1634,1618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70618283193851" calcext:value-type="float">
            <text:p>0,70618283193851</text:p>
          </table:table-cell>
          <table:table-cell table:formula="of:=ROUND([.A$1:.A$1048576];5)" office:value-type="float" office:value="0.70618" calcext:value-type="float">
            <text:p>0,70618</text:p>
          </table:table-cell>
          <table:table-cell table:style-name="ce2" office:value-type="float" office:value="1000002" calcext:value-type="float">
            <text:p>1000002</text:p>
          </table:table-cell>
          <table:table-cell table:style-name="ce2" table:formula="of:=[.C11]*[.B11]" office:value-type="float" office:value="706181.41236" calcext:value-type="float">
            <text:p>706181,41236</text:p>
          </table:table-cell>
          <table:table-cell table:number-columns-repeated="2"/>
          <table:table-cell table:formula="of:=RAND()" office:value-type="float" office:value="0.0990078677757628" calcext:value-type="float">
            <text:p>0,099007867775763</text:p>
          </table:table-cell>
          <table:table-cell table:formula="of:=ROUND([.G$1:.G$1048576];5)" office:value-type="float" office:value="0.09901" calcext:value-type="float">
            <text:p>0,09901</text:p>
          </table:table-cell>
          <table:table-cell office:value-type="float" office:value="1000002" calcext:value-type="float">
            <text:p>1000002</text:p>
          </table:table-cell>
          <table:table-cell table:formula="of:=[.I11]*[.H11]" office:value-type="float" office:value="99010.19802" calcext:value-type="float">
            <text:p>99010,19802</text:p>
          </table:table-cell>
          <table:table-cell table:number-columns-repeated="2"/>
          <table:table-cell table:style-name="ce2" table:formula="of:=[.D11]+[.J11]" office:value-type="float" office:value="805191.61038" calcext:value-type="float">
            <text:p>805191,61038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13072762962545" calcext:value-type="float">
            <text:p>0,13072762962545</text:p>
          </table:table-cell>
          <table:table-cell table:formula="of:=ROUND([.A$1:.A$1048576];6)" office:value-type="float" office:value="0.130728" calcext:value-type="float">
            <text:p>0,130728</text:p>
          </table:table-cell>
          <table:table-cell table:style-name="ce2" office:value-type="float" office:value="2.001" calcext:value-type="float">
            <text:p>2,001</text:p>
          </table:table-cell>
          <table:table-cell table:style-name="ce2" table:formula="of:=[.C12]*[.B12]" office:value-type="float" office:value="0.261586728" calcext:value-type="float">
            <text:p>0,261586728</text:p>
          </table:table-cell>
          <table:table-cell table:number-columns-repeated="2"/>
          <table:table-cell table:formula="of:=RAND()" office:value-type="float" office:value="0.535461613695206" calcext:value-type="float">
            <text:p>0,535461613695206</text:p>
          </table:table-cell>
          <table:table-cell table:formula="of:=ROUND([.G$1:.G$1048576];6)" office:value-type="float" office:value="0.535462" calcext:value-type="float">
            <text:p>0,535462</text:p>
          </table:table-cell>
          <table:table-cell office:value-type="float" office:value="2.001" calcext:value-type="float">
            <text:p>2,001</text:p>
          </table:table-cell>
          <table:table-cell table:formula="of:=[.I12]*[.H12]" office:value-type="float" office:value="1.071459462" calcext:value-type="float">
            <text:p>1,071459462</text:p>
          </table:table-cell>
          <table:table-cell table:number-columns-repeated="2"/>
          <table:table-cell table:style-name="ce2" table:formula="of:=[.D12]+[.J12]" office:value-type="float" office:value="1.33304619" calcext:value-type="float">
            <text:p>1,33304619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427596253018765" calcext:value-type="float">
            <text:p>0,427596253018765</text:p>
          </table:table-cell>
          <table:table-cell table:formula="of:=ROUND([.A$1:.A$1048576];7)" office:value-type="float" office:value="0.4275963" calcext:value-type="float">
            <text:p>0,427596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13]*[.B13]" office:value-type="float" office:value="1.7103852" calcext:value-type="float">
            <text:p>1,7103852</text:p>
          </table:table-cell>
          <table:table-cell table:number-columns-repeated="2"/>
          <table:table-cell table:formula="of:=RAND()" office:value-type="float" office:value="0.138778301550949" calcext:value-type="float">
            <text:p>0,138778301550949</text:p>
          </table:table-cell>
          <table:table-cell table:formula="of:=ROUND([.G$1:.G$1048576];7)" office:value-type="float" office:value="0.1387783" calcext:value-type="float">
            <text:p>0,1387783</text:p>
          </table:table-cell>
          <table:table-cell office:value-type="float" office:value="4" calcext:value-type="float">
            <text:p>4</text:p>
          </table:table-cell>
          <table:table-cell table:formula="of:=[.I13]*[.H13]" office:value-type="float" office:value="0.5551132" calcext:value-type="float">
            <text:p>0,5551132</text:p>
          </table:table-cell>
          <table:table-cell table:number-columns-repeated="2"/>
          <table:table-cell table:style-name="ce2" table:formula="of:=[.D13]+[.J13]" office:value-type="float" office:value="2.2654984" calcext:value-type="float">
            <text:p>2,2654984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852762343635149" calcext:value-type="float">
            <text:p>0,852762343635149</text:p>
          </table:table-cell>
          <table:table-cell table:formula="of:=ROUND([.A$1:.A$1048576];8)" office:value-type="float" office:value="0.85276234" calcext:value-type="float">
            <text:p>0,85276234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table:formula="of:=[.C14]*[.B14]" office:value-type="float" office:value="855.32062702" calcext:value-type="float">
            <text:p>855,32062702</text:p>
          </table:table-cell>
          <table:table-cell table:number-columns-repeated="2"/>
          <table:table-cell table:formula="of:=RAND()" office:value-type="float" office:value="0.70865320451349" calcext:value-type="float">
            <text:p>0,70865320451349</text:p>
          </table:table-cell>
          <table:table-cell table:formula="of:=ROUND([.G$1:.G$1048576];8)" office:value-type="float" office:value="0.7086532" calcext:value-type="float">
            <text:p>0,7086532</text:p>
          </table:table-cell>
          <table:table-cell office:value-type="float" office:value="1003" calcext:value-type="float">
            <text:p>1003</text:p>
          </table:table-cell>
          <table:table-cell table:formula="of:=[.I14]*[.H14]" office:value-type="float" office:value="710.7791596" calcext:value-type="float">
            <text:p>710,7791596</text:p>
          </table:table-cell>
          <table:table-cell table:number-columns-repeated="2"/>
          <table:table-cell table:style-name="ce2" table:formula="of:=[.D14]+[.J14]" office:value-type="float" office:value="1566.09978662" calcext:value-type="float">
            <text:p>1566,09978662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550445472655835" calcext:value-type="float">
            <text:p>0,550445472655835</text:p>
          </table:table-cell>
          <table:table-cell table:formula="of:=ROUND([.A$1:.A$1048576];9)" office:value-type="float" office:value="0.550445473" calcext:value-type="float">
            <text:p>0,550445473</text:p>
          </table:table-cell>
          <table:table-cell table:style-name="ce2" office:value-type="float" office:value="1000003" calcext:value-type="float">
            <text:p>1000003</text:p>
          </table:table-cell>
          <table:table-cell table:style-name="ce2" table:formula="of:=[.C15]*[.B15]" office:value-type="float" office:value="550447.124336419" calcext:value-type="float">
            <text:p>550447,124336419</text:p>
          </table:table-cell>
          <table:table-cell table:number-columns-repeated="2"/>
          <table:table-cell table:formula="of:=RAND()" office:value-type="float" office:value="0.034205496516336" calcext:value-type="float">
            <text:p>0,034205496516336</text:p>
          </table:table-cell>
          <table:table-cell table:formula="of:=ROUND([.G$1:.G$1048576];9)" office:value-type="float" office:value="0.034205497" calcext:value-type="float">
            <text:p>0,034205497</text:p>
          </table:table-cell>
          <table:table-cell office:value-type="float" office:value="1000003" calcext:value-type="float">
            <text:p>1000003</text:p>
          </table:table-cell>
          <table:table-cell table:formula="of:=[.I15]*[.H15]" office:value-type="float" office:value="34205.599616491" calcext:value-type="float">
            <text:p>34205,599616491</text:p>
          </table:table-cell>
          <table:table-cell table:number-columns-repeated="2"/>
          <table:table-cell table:style-name="ce2" table:formula="of:=[.D15]+[.J15]" office:value-type="float" office:value="584652.72395291" calcext:value-type="float">
            <text:p>584652,72395291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537667607676713" calcext:value-type="float">
            <text:p>0,537667607676713</text:p>
          </table:table-cell>
          <table:table-cell table:formula="of:=ROUND([.A$1:.A$1048576];8)" office:value-type="float" office:value="0.53766761" calcext:value-type="float">
            <text:p>0,53766761</text:p>
          </table:table-cell>
          <table:table-cell table:style-name="ce2" office:value-type="float" office:value="3.001" calcext:value-type="float">
            <text:p>3,001</text:p>
          </table:table-cell>
          <table:table-cell table:style-name="ce2" table:formula="of:=[.C16]*[.B16]" office:value-type="float" office:value="1.61354049761" calcext:value-type="float">
            <text:p>1,61354049761</text:p>
          </table:table-cell>
          <table:table-cell table:number-columns-repeated="2"/>
          <table:table-cell table:formula="of:=RAND()" office:value-type="float" office:value="0.171762922964301" calcext:value-type="float">
            <text:p>0,171762922964301</text:p>
          </table:table-cell>
          <table:table-cell table:formula="of:=ROUND([.G$1:.G$1048576];8)" office:value-type="float" office:value="0.17176292" calcext:value-type="float">
            <text:p>0,17176292</text:p>
          </table:table-cell>
          <table:table-cell office:value-type="float" office:value="3.001" calcext:value-type="float">
            <text:p>3,001</text:p>
          </table:table-cell>
          <table:table-cell table:formula="of:=[.I16]*[.H16]" office:value-type="float" office:value="0.51546052292" calcext:value-type="float">
            <text:p>0,51546052292</text:p>
          </table:table-cell>
          <table:table-cell table:number-columns-repeated="2"/>
          <table:table-cell table:style-name="ce2" table:formula="of:=[.D16]+[.J16]" office:value-type="float" office:value="2.12900102053" calcext:value-type="float">
            <text:p>2,12900102053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654828749836026" calcext:value-type="float">
            <text:p>0,654828749836026</text:p>
          </table:table-cell>
          <table:table-cell table:formula="of:=ROUND([.A$1:.A$1048576];6)" office:value-type="float" office:value="0.654829" calcext:value-type="float">
            <text:p>0,65482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C17]*[.B17]" office:value-type="float" office:value="3.274145" calcext:value-type="float">
            <text:p>3,274145</text:p>
          </table:table-cell>
          <table:table-cell table:number-columns-repeated="2"/>
          <table:table-cell table:formula="of:=RAND()" office:value-type="float" office:value="0.967327682939469" calcext:value-type="float">
            <text:p>0,967327682939469</text:p>
          </table:table-cell>
          <table:table-cell table:formula="of:=ROUND([.G$1:.G$1048576];6)" office:value-type="float" office:value="0.967328" calcext:value-type="float">
            <text:p>0,967328</text:p>
          </table:table-cell>
          <table:table-cell office:value-type="float" office:value="5" calcext:value-type="float">
            <text:p>5</text:p>
          </table:table-cell>
          <table:table-cell table:formula="of:=[.I17]*[.H17]" office:value-type="float" office:value="4.83664" calcext:value-type="float">
            <text:p>4,83664</text:p>
          </table:table-cell>
          <table:table-cell table:number-columns-repeated="2"/>
          <table:table-cell table:style-name="ce2" table:formula="of:=[.D17]+[.J17]" office:value-type="float" office:value="8.110785" calcext:value-type="float">
            <text:p>8,110785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279732990511057" calcext:value-type="float">
            <text:p>0,279732990511057</text:p>
          </table:table-cell>
          <table:table-cell table:formula="of:=ROUND([.A$1:.A$1048576];5)" office:value-type="float" office:value="0.27973" calcext:value-type="float">
            <text:p>0,27973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table:formula="of:=[.C18]*[.B18]" office:value-type="float" office:value="280.84892" calcext:value-type="float">
            <text:p>280,84892</text:p>
          </table:table-cell>
          <table:table-cell table:number-columns-repeated="2"/>
          <table:table-cell table:formula="of:=RAND()" office:value-type="float" office:value="0.44384404718548" calcext:value-type="float">
            <text:p>0,44384404718548</text:p>
          </table:table-cell>
          <table:table-cell table:formula="of:=ROUND([.G$1:.G$1048576];5)" office:value-type="float" office:value="0.44384" calcext:value-type="float">
            <text:p>0,44384</text:p>
          </table:table-cell>
          <table:table-cell office:value-type="float" office:value="1004" calcext:value-type="float">
            <text:p>1004</text:p>
          </table:table-cell>
          <table:table-cell table:formula="of:=[.I18]*[.H18]" office:value-type="float" office:value="445.61536" calcext:value-type="float">
            <text:p>445,61536</text:p>
          </table:table-cell>
          <table:table-cell table:number-columns-repeated="2"/>
          <table:table-cell table:style-name="ce2" table:formula="of:=[.D18]+[.J18]" office:value-type="float" office:value="726.46428" calcext:value-type="float">
            <text:p>726,46428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54109786371592" calcext:value-type="float">
            <text:p>0,54109786371592</text:p>
          </table:table-cell>
          <table:table-cell table:formula="of:=ROUND([.A$1:.A$1048576];4)" office:value-type="float" office:value="0.5411" calcext:value-type="float">
            <text:p>0,5411</text:p>
          </table:table-cell>
          <table:table-cell table:style-name="ce2" office:value-type="float" office:value="1000004" calcext:value-type="float">
            <text:p>1000004</text:p>
          </table:table-cell>
          <table:table-cell table:style-name="ce2" table:formula="of:=[.C19]*[.B19]" office:value-type="float" office:value="541102.1644" calcext:value-type="float">
            <text:p>541102,1644</text:p>
          </table:table-cell>
          <table:table-cell table:number-columns-repeated="2"/>
          <table:table-cell table:formula="of:=RAND()" office:value-type="float" office:value="0.680570990123802" calcext:value-type="float">
            <text:p>0,680570990123802</text:p>
          </table:table-cell>
          <table:table-cell table:formula="of:=ROUND([.G$1:.G$1048576];4)" office:value-type="float" office:value="0.6806" calcext:value-type="float">
            <text:p>0,6806</text:p>
          </table:table-cell>
          <table:table-cell office:value-type="float" office:value="1000004" calcext:value-type="float">
            <text:p>1000004</text:p>
          </table:table-cell>
          <table:table-cell table:formula="of:=[.I19]*[.H19]" office:value-type="float" office:value="680602.7224" calcext:value-type="float">
            <text:p>680602,7224</text:p>
          </table:table-cell>
          <table:table-cell table:number-columns-repeated="2"/>
          <table:table-cell table:style-name="ce2" table:formula="of:=[.D19]+[.J19]" office:value-type="float" office:value="1221704.8868" calcext:value-type="float">
            <text:p>1221704,8868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982559524500207" calcext:value-type="float">
            <text:p>0,982559524500207</text:p>
          </table:table-cell>
          <table:table-cell table:formula="of:=ROUND([.A$1:.A$1048576];3)" office:value-type="float" office:value="0.983" calcext:value-type="float">
            <text:p>0,983</text:p>
          </table:table-cell>
          <table:table-cell table:style-name="ce2" office:value-type="float" office:value="4.001" calcext:value-type="float">
            <text:p>4,001</text:p>
          </table:table-cell>
          <table:table-cell table:style-name="ce2" table:formula="of:=[.C20]*[.B20]" office:value-type="float" office:value="3.932983" calcext:value-type="float">
            <text:p>3,932983</text:p>
          </table:table-cell>
          <table:table-cell table:number-columns-repeated="2"/>
          <table:table-cell table:formula="of:=RAND()" office:value-type="float" office:value="0.032264813349024" calcext:value-type="float">
            <text:p>0,032264813349024</text:p>
          </table:table-cell>
          <table:table-cell table:formula="of:=ROUND([.G$1:.G$1048576];3)" office:value-type="float" office:value="0.032" calcext:value-type="float">
            <text:p>0,032</text:p>
          </table:table-cell>
          <table:table-cell office:value-type="float" office:value="4.001" calcext:value-type="float">
            <text:p>4,001</text:p>
          </table:table-cell>
          <table:table-cell table:formula="of:=[.I20]*[.H20]" office:value-type="float" office:value="0.128032" calcext:value-type="float">
            <text:p>0,128032</text:p>
          </table:table-cell>
          <table:table-cell table:number-columns-repeated="2"/>
          <table:table-cell table:style-name="ce2" table:formula="of:=[.D20]+[.J20]" office:value-type="float" office:value="4.061015" calcext:value-type="float">
            <text:p>4,061015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534938701333759" calcext:value-type="float">
            <text:p>0,534938701333759</text:p>
          </table:table-cell>
          <table:table-cell table:formula="of:=ROUND([.A$1:.A$1048576];2)" office:value-type="float" office:value="0.53" calcext:value-type="float">
            <text:p>0,5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C21]*[.B21]" office:value-type="float" office:value="3.18" calcext:value-type="float">
            <text:p>3,18</text:p>
          </table:table-cell>
          <table:table-cell table:number-columns-repeated="2"/>
          <table:table-cell table:formula="of:=RAND()" office:value-type="float" office:value="0.90379454916855" calcext:value-type="float">
            <text:p>0,90379454916855</text:p>
          </table:table-cell>
          <table:table-cell table:formula="of:=ROUND([.G$1:.G$1048576];2)"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table:formula="of:=[.I21]*[.H21]" office:value-type="float" office:value="5.4" calcext:value-type="float">
            <text:p>5,4</text:p>
          </table:table-cell>
          <table:table-cell table:number-columns-repeated="2"/>
          <table:table-cell table:style-name="ce2" table:formula="of:=[.D21]+[.J21]" office:value-type="float" office:value="8.58" calcext:value-type="float">
            <text:p>8,58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0699812757683329" calcext:value-type="float">
            <text:p>0,069981275768333</text:p>
          </table:table-cell>
          <table:table-cell table:formula="of:=ROUND([.A$1:.A$1048576];2)" office:value-type="float" office:value="0.07" calcext:value-type="float">
            <text:p>0,07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table:formula="of:=[.C22]*[.B22]" office:value-type="float" office:value="70.35" calcext:value-type="float">
            <text:p>70,35</text:p>
          </table:table-cell>
          <table:table-cell table:number-columns-repeated="2"/>
          <table:table-cell table:formula="of:=RAND()" office:value-type="float" office:value="0.0569288494339098" calcext:value-type="float">
            <text:p>0,05692884943391</text:p>
          </table:table-cell>
          <table:table-cell table:formula="of:=ROUND([.G$1:.G$1048576];2)" office:value-type="float" office:value="0.06" calcext:value-type="float">
            <text:p>0,06</text:p>
          </table:table-cell>
          <table:table-cell office:value-type="float" office:value="1005" calcext:value-type="float">
            <text:p>1005</text:p>
          </table:table-cell>
          <table:table-cell table:formula="of:=[.I22]*[.H22]" office:value-type="float" office:value="60.3" calcext:value-type="float">
            <text:p>60,3</text:p>
          </table:table-cell>
          <table:table-cell table:number-columns-repeated="2"/>
          <table:table-cell table:style-name="ce2" table:formula="of:=[.D22]+[.J22]" office:value-type="float" office:value="130.65" calcext:value-type="float">
            <text:p>130,65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559511477378101" calcext:value-type="float">
            <text:p>0,559511477378101</text:p>
          </table:table-cell>
          <table:table-cell table:formula="of:=ROUND([.A$1:.A$1048576];2)" office:value-type="float" office:value="0.56" calcext:value-type="float">
            <text:p>0,56</text:p>
          </table:table-cell>
          <table:table-cell table:style-name="ce2" office:value-type="float" office:value="1000005" calcext:value-type="float">
            <text:p>1000005</text:p>
          </table:table-cell>
          <table:table-cell table:style-name="ce2" table:formula="of:=[.C23]*[.B23]" office:value-type="float" office:value="560002.8" calcext:value-type="float">
            <text:p>560002,8</text:p>
          </table:table-cell>
          <table:table-cell table:number-columns-repeated="2"/>
          <table:table-cell table:formula="of:=RAND()" office:value-type="float" office:value="0.340866459280722" calcext:value-type="float">
            <text:p>0,340866459280722</text:p>
          </table:table-cell>
          <table:table-cell table:formula="of:=ROUND([.G$1:.G$1048576];2)" office:value-type="float" office:value="0.34" calcext:value-type="float">
            <text:p>0,34</text:p>
          </table:table-cell>
          <table:table-cell office:value-type="float" office:value="1000005" calcext:value-type="float">
            <text:p>1000005</text:p>
          </table:table-cell>
          <table:table-cell table:formula="of:=[.I23]*[.H23]" office:value-type="float" office:value="340001.7" calcext:value-type="float">
            <text:p>340001,7</text:p>
          </table:table-cell>
          <table:table-cell table:number-columns-repeated="2"/>
          <table:table-cell table:style-name="ce2" table:formula="of:=[.D23]+[.J23]" office:value-type="float" office:value="900004.5" calcext:value-type="float">
            <text:p>900004,5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355565261334016" calcext:value-type="float">
            <text:p>0,355565261334016</text:p>
          </table:table-cell>
          <table:table-cell table:formula="of:=ROUND([.A$1:.A$1048576];2)" office:value-type="float" office:value="0.36" calcext:value-type="float">
            <text:p>0,36</text:p>
          </table:table-cell>
          <table:table-cell table:style-name="ce2" office:value-type="float" office:value="5.001" calcext:value-type="float">
            <text:p>5,001</text:p>
          </table:table-cell>
          <table:table-cell table:style-name="ce2" table:formula="of:=[.C24]*[.B24]" office:value-type="float" office:value="1.80036" calcext:value-type="float">
            <text:p>1,80036</text:p>
          </table:table-cell>
          <table:table-cell table:number-columns-repeated="2"/>
          <table:table-cell table:formula="of:=RAND()" office:value-type="float" office:value="0.246084283459653" calcext:value-type="float">
            <text:p>0,246084283459653</text:p>
          </table:table-cell>
          <table:table-cell table:formula="of:=ROUND([.G$1:.G$1048576];2)" office:value-type="float" office:value="0.25" calcext:value-type="float">
            <text:p>0,25</text:p>
          </table:table-cell>
          <table:table-cell office:value-type="float" office:value="5.001" calcext:value-type="float">
            <text:p>5,001</text:p>
          </table:table-cell>
          <table:table-cell table:formula="of:=[.I24]*[.H24]" office:value-type="float" office:value="1.25025" calcext:value-type="float">
            <text:p>1,25025</text:p>
          </table:table-cell>
          <table:table-cell table:number-columns-repeated="2"/>
          <table:table-cell table:style-name="ce2" table:formula="of:=[.D24]+[.J24]" office:value-type="float" office:value="3.05061" calcext:value-type="float">
            <text:p>3,05061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922685996926917" calcext:value-type="float">
            <text:p>0,922685996926917</text:p>
          </table:table-cell>
          <table:table-cell table:formula="of:=ROUND([.A$1:.A$1048576];2)" office:value-type="float" office:value="0.92" calcext:value-type="float">
            <text:p>0,9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C25]*[.B25]" office:value-type="float" office:value="6.44" calcext:value-type="float">
            <text:p>6,44</text:p>
          </table:table-cell>
          <table:table-cell table:number-columns-repeated="2"/>
          <table:table-cell table:formula="of:=RAND()" office:value-type="float" office:value="0.8579478543571" calcext:value-type="float">
            <text:p>0,8579478543571</text:p>
          </table:table-cell>
          <table:table-cell table:formula="of:=ROUND([.G$1:.G$1048576];2)" office:value-type="float" office:value="0.86" calcext:value-type="float">
            <text:p>0,86</text:p>
          </table:table-cell>
          <table:table-cell office:value-type="float" office:value="7" calcext:value-type="float">
            <text:p>7</text:p>
          </table:table-cell>
          <table:table-cell table:formula="of:=[.I25]*[.H25]" office:value-type="float" office:value="6.02" calcext:value-type="float">
            <text:p>6,02</text:p>
          </table:table-cell>
          <table:table-cell table:number-columns-repeated="2"/>
          <table:table-cell table:style-name="ce2" table:formula="of:=[.D25]+[.J25]" office:value-type="float" office:value="12.46" calcext:value-type="float">
            <text:p>12,46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650138123458255" calcext:value-type="float">
            <text:p>0,650138123458255</text:p>
          </table:table-cell>
          <table:table-cell table:formula="of:=ROUND([.A$1:.A$1048576];2)" office:value-type="float" office:value="0.65" calcext:value-type="float">
            <text:p>0,65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table:formula="of:=[.C26]*[.B26]" office:value-type="float" office:value="653.9" calcext:value-type="float">
            <text:p>653,9</text:p>
          </table:table-cell>
          <table:table-cell table:number-columns-repeated="2"/>
          <table:table-cell table:formula="of:=RAND()" office:value-type="float" office:value="0.106298959565601" calcext:value-type="float">
            <text:p>0,106298959565601</text:p>
          </table:table-cell>
          <table:table-cell table:formula="of:=ROUND([.G$1:.G$1048576];2)" office:value-type="float" office:value="0.11" calcext:value-type="float">
            <text:p>0,11</text:p>
          </table:table-cell>
          <table:table-cell office:value-type="float" office:value="1006" calcext:value-type="float">
            <text:p>1006</text:p>
          </table:table-cell>
          <table:table-cell table:formula="of:=[.I26]*[.H26]" office:value-type="float" office:value="110.66" calcext:value-type="float">
            <text:p>110,66</text:p>
          </table:table-cell>
          <table:table-cell table:number-columns-repeated="2"/>
          <table:table-cell table:style-name="ce2" table:formula="of:=[.D26]+[.J26]" office:value-type="float" office:value="764.56" calcext:value-type="float">
            <text:p>764,56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168240940356976" calcext:value-type="float">
            <text:p>0,168240940356976</text:p>
          </table:table-cell>
          <table:table-cell table:formula="of:=ROUND([.A$1:.A$1048576];2)" office:value-type="float" office:value="0.17" calcext:value-type="float">
            <text:p>0,17</text:p>
          </table:table-cell>
          <table:table-cell table:style-name="ce2" office:value-type="float" office:value="1000006" calcext:value-type="float">
            <text:p>1000006</text:p>
          </table:table-cell>
          <table:table-cell table:style-name="ce2" table:formula="of:=[.C27]*[.B27]" office:value-type="float" office:value="170001.02" calcext:value-type="float">
            <text:p>170001,02</text:p>
          </table:table-cell>
          <table:table-cell table:number-columns-repeated="2"/>
          <table:table-cell table:formula="of:=RAND()" office:value-type="float" office:value="0.775547795703254" calcext:value-type="float">
            <text:p>0,775547795703254</text:p>
          </table:table-cell>
          <table:table-cell table:formula="of:=ROUND([.G$1:.G$1048576];2)" office:value-type="float" office:value="0.78" calcext:value-type="float">
            <text:p>0,78</text:p>
          </table:table-cell>
          <table:table-cell office:value-type="float" office:value="1000006" calcext:value-type="float">
            <text:p>1000006</text:p>
          </table:table-cell>
          <table:table-cell table:formula="of:=[.I27]*[.H27]" office:value-type="float" office:value="780004.68" calcext:value-type="float">
            <text:p>780004,68</text:p>
          </table:table-cell>
          <table:table-cell table:number-columns-repeated="2"/>
          <table:table-cell table:style-name="ce2" table:formula="of:=[.D27]+[.J27]" office:value-type="float" office:value="950005.7" calcext:value-type="float">
            <text:p>950005,7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756184291608909" calcext:value-type="float">
            <text:p>0,756184291608909</text:p>
          </table:table-cell>
          <table:table-cell table:formula="of:=ROUND([.A$1:.A$1048576];2)" office:value-type="float" office:value="0.76" calcext:value-type="float">
            <text:p>0,76</text:p>
          </table:table-cell>
          <table:table-cell table:style-name="ce2" office:value-type="float" office:value="6.001" calcext:value-type="float">
            <text:p>6,001</text:p>
          </table:table-cell>
          <table:table-cell table:style-name="ce2" table:formula="of:=[.C28]*[.B28]" office:value-type="float" office:value="4.56076" calcext:value-type="float">
            <text:p>4,56076</text:p>
          </table:table-cell>
          <table:table-cell table:number-columns-repeated="2"/>
          <table:table-cell table:formula="of:=RAND()" office:value-type="float" office:value="0.523296672545261" calcext:value-type="float">
            <text:p>0,523296672545261</text:p>
          </table:table-cell>
          <table:table-cell table:formula="of:=ROUND([.G$1:.G$1048576];2)" office:value-type="float" office:value="0.52" calcext:value-type="float">
            <text:p>0,52</text:p>
          </table:table-cell>
          <table:table-cell office:value-type="float" office:value="6.001" calcext:value-type="float">
            <text:p>6,001</text:p>
          </table:table-cell>
          <table:table-cell table:formula="of:=[.I28]*[.H28]" office:value-type="float" office:value="3.12052" calcext:value-type="float">
            <text:p>3,12052</text:p>
          </table:table-cell>
          <table:table-cell table:number-columns-repeated="2"/>
          <table:table-cell table:style-name="ce2" table:formula="of:=[.D28]+[.J28]" office:value-type="float" office:value="7.68128" calcext:value-type="float">
            <text:p>7,68128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412361740420946" calcext:value-type="float">
            <text:p>0,412361740420946</text:p>
          </table:table-cell>
          <table:table-cell table:formula="of:=ROUND([.A$1:.A$1048576];2)" office:value-type="float" office:value="0.41" calcext:value-type="float">
            <text:p>0,4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C29]*[.B29]" office:value-type="float" office:value="3.28" calcext:value-type="float">
            <text:p>3,28</text:p>
          </table:table-cell>
          <table:table-cell table:number-columns-repeated="2"/>
          <table:table-cell table:formula="of:=RAND()" office:value-type="float" office:value="0.0356978550471269" calcext:value-type="float">
            <text:p>0,035697855047127</text:p>
          </table:table-cell>
          <table:table-cell table:formula="of:=ROUND([.G$1:.G$1048576];2)" office:value-type="float" office:value="0.04" calcext:value-type="float">
            <text:p>0,04</text:p>
          </table:table-cell>
          <table:table-cell office:value-type="float" office:value="8" calcext:value-type="float">
            <text:p>8</text:p>
          </table:table-cell>
          <table:table-cell table:formula="of:=[.I29]*[.H29]" office:value-type="float" office:value="0.32" calcext:value-type="float">
            <text:p>0,32</text:p>
          </table:table-cell>
          <table:table-cell table:number-columns-repeated="2"/>
          <table:table-cell table:style-name="ce2" table:formula="of:=[.D29]+[.J29]" office:value-type="float" office:value="3.6" calcext:value-type="float">
            <text:p>3,6</text:p>
          </table:table-cell>
          <table:table-cell table:number-columns-repeated="1011"/>
        </table:table-row>
        <table:table-row table:style-name="ro1">
          <table:table-cell table:formula="of:=RAND()" office:value-type="float" office:value="0.0675511665962375" calcext:value-type="float">
            <text:p>0,067551166596238</text:p>
          </table:table-cell>
          <table:table-cell table:formula="of:=ROUND([.A$1:.A$1048576];2)" office:value-type="float" office:value="0.07" calcext:value-type="float">
            <text:p>0,07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table:formula="of:=[.C30]*[.B30]" office:value-type="float" office:value="70.49" calcext:value-type="float">
            <text:p>70,49</text:p>
          </table:table-cell>
          <table:table-cell table:number-columns-repeated="2"/>
          <table:table-cell table:formula="of:=RAND()" office:value-type="float" office:value="0.2483347151742" calcext:value-type="float">
            <text:p>0,2483347151742</text:p>
          </table:table-cell>
          <table:table-cell table:formula="of:=ROUND([.G$1:.G$1048576];2)" office:value-type="float" office:value="0.25" calcext:value-type="float">
            <text:p>0,25</text:p>
          </table:table-cell>
          <table:table-cell office:value-type="float" office:value="1007" calcext:value-type="float">
            <text:p>1007</text:p>
          </table:table-cell>
          <table:table-cell table:formula="of:=[.I30]*[.H30]" office:value-type="float" office:value="251.75" calcext:value-type="float">
            <text:p>251,75</text:p>
          </table:table-cell>
          <table:table-cell table:number-columns-repeated="2"/>
          <table:table-cell table:style-name="ce2" table:formula="of:=[.D30]+[.J30]" office:value-type="float" office:value="322.24" calcext:value-type="float">
            <text:p>322,24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9:21:45.50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9:50:37.995000000</meta:creation-date>
    <dc:date>2019-10-20T18:17:31.935000000</dc:date>
    <meta:editing-duration>PT19M33S</meta:editing-duration>
    <meta:editing-cycles>7</meta:editing-cycles>
    <meta:generator>LibreOffice/6.1.4.2$Windows_x86 LibreOffice_project/9d0f32d1f0b509096fd65e0d4bec26ddd1938fd3</meta:generator>
    <meta:document-statistic meta:table-count="1" meta:cell-count="270" meta:object-count="0"/>
  </office:meta>
</office:document-meta>
</file>